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25in"/>
    </style:style>
    <style:style style:name="Table1.B" style:family="table-column">
      <style:table-column-properties style:column-width="2.3854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4.3125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Table4.A3" style:family="table-cell">
      <style:table-cell-properties fo:padding="0in" fo:border="none"/>
    </style:style>
    <style:style style:name="Table4.A7" style:family="table-cell">
      <style:table-cell-properties fo:padding="0.0382in" fo:border-left="none" fo:border-right="none" fo:border-top="0.25pt solid #000000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P1" style:family="paragraph" style:parent-style-name="Table_20_Contents">
      <style:text-properties style:font-name="DejaVu Serif"/>
    </style:style>
    <style:style style:name="P2" style:family="paragraph" style:parent-style-name="Table_20_Contents">
      <style:paragraph-properties fo:text-align="end" style:justify-single-word="false"/>
      <style:text-properties style:font-name="Ubuntu Light" officeooo:paragraph-rsid="0019c5f7"/>
    </style:style>
    <style:style style:name="P3" style:family="paragraph" style:parent-style-name="Table_20_Contents">
      <style:paragraph-properties fo:text-align="end" style:justify-single-word="false"/>
      <style:text-properties style:font-name="Ubuntu Light" fo:font-weight="bold" officeooo:paragraph-rsid="0019c5f7" style:font-weight-asian="bold" style:font-weight-complex="bold"/>
    </style:style>
    <style:style style:name="P4" style:family="paragraph" style:parent-style-name="Table_20_Contents">
      <style:text-properties style:font-name="Ubuntu Light" fo:font-size="10pt" officeooo:paragraph-rsid="0019c5f7" style:font-size-asian="10pt" style:font-size-complex="10pt"/>
    </style:style>
    <style:style style:name="P5" style:family="paragraph" style:parent-style-name="Table_20_Contents">
      <style:text-properties style:font-name="Ubuntu Light" officeooo:paragraph-rsid="0019c5f7"/>
    </style:style>
    <style:style style:name="P6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Ubuntu Light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end" style:justify-single-word="false"/>
      <style:text-properties style:font-name="DejaVu Serif"/>
    </style:style>
    <style:style style:name="P10" style:family="paragraph" style:parent-style-name="Standard">
      <style:text-properties style:font-name="DejaVu Serif" officeooo:paragraph-rsid="0019c5f7"/>
    </style:style>
    <style:style style:name="P11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P12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Ubuntu Light" fo:font-weight="bold" style:font-weight-asian="bold" style:font-weight-complex="bold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Ubuntu Light"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P16" style:family="paragraph" style:parent-style-name="Frame_20_contents">
      <style:paragraph-properties fo:text-align="end" style:justify-single-word="false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P17" style:family="paragraph" style:parent-style-name="Frame_20_contents">
      <style:paragraph-properties fo:margin-top="0in" fo:margin-bottom="0in" style:contextual-spacing="false" fo:text-align="end" style:justify-single-word="false"/>
    </style:style>
    <style:style style:name="P18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officeooo:paragraph-rsid="004261c1" style:font-size-asian="11pt" style:font-size-complex="11pt"/>
    </style:style>
    <style:style style:name="P19" style:family="paragraph" style:parent-style-name="Table_20_Contents">
      <style:text-properties style:font-name="Ubuntu Light" fo:font-size="10.5pt" style:font-size-asian="10.5pt" style:font-size-complex="10.5pt"/>
    </style:style>
    <style:style style:name="P20" style:family="paragraph" style:parent-style-name="Table_20_Contents">
      <style:paragraph-properties fo:text-align="end" style:justify-single-word="false"/>
      <style:text-properties style:font-name="Ubuntu Light" fo:font-size="10.5pt" style:font-size-asian="10.5pt" style:font-size-complex="10.5pt"/>
    </style:style>
    <style:style style:name="P21" style:family="paragraph" style:parent-style-name="Table_20_Contents">
      <style:paragraph-properties fo:text-align="end" style:justify-single-word="false"/>
      <style:text-properties style:font-name="Ubuntu Light" officeooo:paragraph-rsid="004a388a"/>
    </style:style>
    <style:style style:name="P22" style:family="paragraph" style:parent-style-name="Table_20_Contents">
      <style:paragraph-properties fo:text-align="end" style:justify-single-word="false"/>
      <style:text-properties officeooo:paragraph-rsid="0019c5f7"/>
    </style:style>
    <style:style style:name="T1" style:family="text">
      <style:text-properties officeooo:rsid="001ab9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fo:font-weight="bold" officeooo:rsid="001ab996" style:font-weight-asian="bold" style:font-weight-complex="bold"/>
    </style:style>
    <style:style style:name="T6" style:family="text">
      <style:text-properties style:font-name="Ubuntu Light" fo:font-weight="bold" officeooo:rsid="001c5d0b" style:font-weight-asian="bold" style:font-weight-complex="bold"/>
    </style:style>
    <style:style style:name="T7" style:family="text">
      <style:text-properties style:font-name="Ubuntu Light" fo:font-size="11pt" style:font-size-asian="11pt" style:font-size-complex="11pt"/>
    </style:style>
    <style:style style:name="T8" style:family="text">
      <style:text-properties style:font-name="Ubuntu Light" fo:font-size="11pt" officeooo:rsid="0018e5ca" style:font-size-asian="11pt" style:font-size-complex="11pt"/>
    </style:style>
    <style:style style:name="T9" style:family="text">
      <style:text-properties style:font-name="Ubuntu Light" fo:font-size="11pt" officeooo:rsid="001c5d0b" style:font-size-asian="11pt" style:font-size-complex="11pt"/>
    </style:style>
    <style:style style:name="T10" style:family="text">
      <style:text-properties style:font-name="Ubuntu Light" fo:font-size="11pt" officeooo:rsid="00465adf" style:font-size-asian="11pt" style:font-size-complex="11pt"/>
    </style:style>
    <style:style style:name="T11" style:family="text">
      <style:text-properties style:font-name="Ubuntu Light" fo:font-size="11pt" officeooo:rsid="004261c1" style:font-size-asian="11pt" style:font-size-complex="11pt"/>
    </style:style>
    <style:style style:name="T12" style:family="text">
      <style:text-properties style:font-name="Ubuntu Light" officeooo:rsid="00190398"/>
    </style:style>
    <style:style style:name="T13" style:family="text">
      <style:text-properties style:font-name="Ubuntu Light" officeooo:rsid="001c5d0b"/>
    </style:style>
    <style:style style:name="T14" style:family="text">
      <style:text-properties style:font-name="Ubuntu Light" officeooo:rsid="00222e54"/>
    </style:style>
    <style:style style:name="T15" style:family="text">
      <style:text-properties style:font-name="Ubuntu Light" fo:font-size="10.5pt" style:font-size-asian="10.5pt" style:font-size-complex="10.5pt"/>
    </style:style>
    <style:style style:name="T16" style:family="text">
      <style:text-properties style:font-name="Ubuntu Light" fo:font-size="10.5pt" fo:font-weight="bold" officeooo:rsid="0018e5ca" style:font-size-asian="10.5pt" style:font-weight-asian="bold" style:font-size-complex="10.5pt" style:font-weight-complex="bold"/>
    </style:style>
    <style:style style:name="T17" style:family="text">
      <style:text-properties style:font-name="Ubuntu Light" fo:font-size="10.5pt" fo:font-weight="bold" officeooo:rsid="001c5d0b" style:font-size-asian="10.5pt" style:font-weight-asian="bold" style:font-size-complex="10.5pt" style:font-weight-complex="bold"/>
    </style:style>
    <style:style style:name="T18" style:family="text">
      <style:text-properties style:font-name="Ubuntu Light" fo:font-size="10.5pt" fo:font-weight="bold" officeooo:rsid="001524a3" style:font-size-asian="10.5pt" style:font-weight-asian="bold" style:font-size-complex="10.5pt" style:font-weight-complex="bold"/>
    </style:style>
    <style:style style:name="T19" style:family="text">
      <style:text-properties style:font-name="Ubuntu Light" officeooo:rsid="001ab996"/>
    </style:style>
    <style:style style:name="T20" style:family="text">
      <style:text-properties officeooo:rsid="001c5d0b"/>
    </style:style>
    <style:style style:name="T21" style:family="text">
      <style:text-properties officeooo:rsid="00410b4c"/>
    </style:style>
    <style:style style:name="T22" style:family="text">
      <style:text-properties officeooo:rsid="004261c1"/>
    </style:style>
    <style:style style:name="T23" style:family="text">
      <style:text-properties officeooo:rsid="004a388a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.0591in" fo:border-left="none" fo:border-right="none" fo:border-top="0.26pt solid #000000" fo:border-bottom="0.26pt solid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Frame2" text:anchor-type="as-char" draw:z-index="0"><draw:text-box fo:min-height="0.1965in" fo:min-width="0.7874in"><text:p text:style-name="P16">{{fattura.cliente.ragione_sociale}}</text:p><text:p text:style-name="P18"><text:span text:style-name="T22">{{fattura.cliente.indirizzo}}</text:span></text:p><text:p text:style-name="P17"><text:span text:style-name="T7">Cod.Fis. </text:span><text:span text:style-name="T11">{{fattura.cliente.cod_fiscale}}</text:span></text:p><text:p text:style-name="P17"><text:span text:style-name="T7">P.IVA {{fattura.cliente.p_iva}}</text:span></text:p></draw:text-box></draw:frame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escrizione</text:p>
          </table:table-cell>
          <table:table-cell table:style-name="Table1.A1" office:value-type="string">
            <text:p text:style-name="P14">Importo</text:p>
          </table:table-cell>
        </table:table-row>
        <table:table-row>
          <table:table-cell table:style-name="Table1.A2" office:value-type="string">
            <text:p text:style-name="P19">{% xmlfor p in fattura.prestazione_fattura.all %} {{p.descrizione}}</text:p>
          </table:table-cell>
          <table:table-cell table:style-name="Table1.B2" office:value-type="string">
            <text:p text:style-name="P20">{{p.importo}} € {%endxmlfor%}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Operazione effettuata ai sensi dell'art. 1, c. 100 L. 24,12,2007 n. 244 e dell'art. 27, cc. 1 e 2 D.L. 6,07,2011, n.98. Compenso non soggetto a ritenuta alla fonte a titolo d'acconto in quanto assoggettato ad imposta sostitutiva ex art. 27 D.L. 6,07,2011, n. 98, come previsto dal Provvedimento Agenzia Entrate 22,12,2011, prot. 185820.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3" office:value-type="string">
            <text:p text:style-name="P21">Imponibile prestazione </text:p>
          </table:table-cell>
          <table:table-cell table:style-name="Table4.A3" office:value-type="string">
            <text:p text:style-name="P21">{{fattura.<text:span text:style-name="T23">imponibile</text:span>}} € </text:p>
          </table:table-cell>
        </table:table-row>
        <table:table-row>
          <table:table-cell table:style-name="Table4.A3" office:value-type="string">
            <text:p text:style-name="P2"><text:span text:style-name="T23">I.V.A.</text:span> </text:p>
          </table:table-cell>
          <table:table-cell table:style-name="Table4.A3" office:value-type="string">
            <text:p text:style-name="P21">{{fattura.<text:span text:style-name="T23">iva</text:span>}} € </text:p>
          </table:table-cell>
        </table:table-row>
        <table:table-row>
          <table:table-cell table:style-name="Table4.A3" office:value-type="string">
            <text:p text:style-name="P2"><text:s/></text:p>
          </table:table-cell>
          <table:table-cell table:style-name="Table4.A3" office:value-type="string">
            <text:p text:style-name="P22"><text:span text:style-name="T3"/></text:p>
          </table:table-cell>
        </table:table-row>
        <table:table-row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4.A7" office:value-type="string">
            <text:p text:style-name="P3"><text:span text:style-name="T23">Totale</text:span> da versare</text:p>
          </table:table-cell>
          <table:table-cell table:style-name="Table4.A7" office:value-type="string">
            <text:p text:style-name="P22"><text:span text:style-name="T4">{{fattura.totale}} €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Termini di pagamento</text:p>
          </table:table-cell>
        </table:table-row>
        <table:table-row>
          <table:table-cell table:style-name="Table3.A2" office:value-type="string">
            <text:p text:style-name="P7">Rimessa diretta con assegno o bonifico bancario su:</text:p>
            <text:p text:style-name="Standard"><text:span text:style-name="T3"><text:line-break/>Istituto Bancario: Poste Italiane<text:line-break/>IBAN: </text:span><text:bookmark text:name="Listamovimenti_Lista_lblIban"/><text:span text:style-name="T4">IT</text:span><text:span text:style-name="T5">32</text:span><text:span text:style-name="T4">B0</text:span><text:span text:style-name="T5">9</text:span><text:span text:style-name="T4">6011370000000</text:span><text:span text:style-name="T5">4</text:span><text:span text:style-name="T4">85</text:span><text:span text:style-name="T5">7</text:span><text:span text:style-name="T4">58</text:span><text:span text:style-name="T5">9</text:span><text:span text:style-name="T3"><text:line-break/>Intestato a: Matteo Lucchesi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text-properties style:font-name="DejaVu Serif"/>
    </style:style>
    <style:style style:name="MP2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MP3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MP4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MT1" style:family="text">
      <style:text-properties officeooo:rsid="001ab996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Frame1" text:anchor-type="as-char" svg:y="-1.4528in" draw:z-index="1"><draw:text-box fo:min-height="0.8161in" fo:min-width="3.1902in"><text:p text:style-name="MP2">Matteo Lucchesi</text:p><text:p text:style-name="MP3">Via del <text:span text:style-name="MT1">Gallo</text:span> 3, <text:span text:style-name="MT1">Lucca</text:span> 55100 LU</text:p><text:p text:style-name="MP4">Cod.Fis. <text:span text:style-name="MT1">LUCCMM987HHHJ</text:span></text:p><text:p text:style-name="MP3"><text:a xlink:type="simple" xlink:href="mailto:no@email.it"><text:span text:style-name="MT1">no@email.it</text:span></text:a><text:span text:style-name="MT1"> </text:span><text:s/>– <text:span text:style-name="MT1">00000000</text:span></text:p><text:p text:style-name="MP3">P.IVA 00<text:span text:style-name="MT1">0000000</text:span></text:p></draw:text-box></draw:frame></text:p>
            </table:table-cell>
            <table:table-cell table:style-name="Table2.A1" office:value-type="string">
              <text:p text:style-name="MP5">Fattura <text:span text:style-name="MT2">{{fattura.id}} </text:span>del <text:span text:style-name="MT2">{{fattura.data}}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Lucchesi</meta:initial-creator>
    <meta:creation-date>2012-02-06T13:06:57</meta:creation-date>
    <dc:date>2013-07-25T13:30:21</dc:date>
    <meta:editing-duration>PT16H16M47S</meta:editing-duration>
    <meta:editing-cycles>81</meta:editing-cycles>
    <meta:generator>LibreOffice/4.0.2.2$Linux_X86_64 LibreOffice_project/400m0$Build-2</meta:generator>
    <dc:creator>Matteo Lucchesi</dc:creator>
    <meta:document-statistic meta:table-count="4" meta:image-count="0" meta:object-count="0" meta:page-count="1" meta:paragraph-count="27" meta:word-count="124" meta:character-count="1013" meta:non-whitespace-character-count="905"/>
  </office:meta>
</office:document-meta>
</file>